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style="italic" style:font-style-asian="italic" style:font-style-complex="italic"/>
    </style:style>
    <style:style style:name="T3" style:parent-style-name="Policepardéfaut" style:family="text">
      <style:text-properties fo:font-style="italic" style:font-style-asian="italic" style:font-style-complex="italic"/>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line-height="106%"/>
    </style:style>
    <style:style style:name="T13" style:parent-style-name="Policepardéfaut" style:family="text">
      <style:text-properties style:font-name="Calibri" style:font-name-asian="Calibri"/>
    </style:style>
    <style:style style:name="P14" style:parent-style-name="Normal" style:family="paragraph">
      <style:paragraph-properties fo:line-height="106%"/>
    </style:style>
    <style:style style:name="T15" style:parent-style-name="Policepardéfaut" style:family="text">
      <style:text-properties style:font-name="Calibri" style:font-name-asian="Calibri"/>
    </style:style>
    <style:style style:name="P16" style:parent-style-name="Normal" style:family="paragraph">
      <style:paragraph-properties fo:line-height="105%"/>
    </style:style>
    <style:style style:name="T17" style:parent-style-name="Policepardéfaut" style:family="text">
      <style:text-properties style:font-name="Calibri" style:font-name-asian="Calibri"/>
    </style:style>
    <style:style style:name="P18" style:parent-style-name="Normal" style:family="paragraph">
      <style:paragraph-properties fo:line-height="105%"/>
    </style:style>
    <style:style style:name="T19" style:parent-style-name="Policepardéfaut" style:family="text">
      <style:text-properties style:font-name="Calibri" style:font-name-asian="Calibri"/>
    </style:style>
    <style:style style:name="P20" style:parent-style-name="Paragraphedeliste" style:list-style-name="LFO2" style:family="paragraph"/>
    <style:style style:name="T21" style:parent-style-name="Policepardéfaut" style:family="text">
      <style:text-properties fo:font-weight="bold" style:font-weight-asian="bold" style:font-weight-complex="bold"/>
    </style:style>
    <style:style style:name="P22" style:parent-style-name="Paragraphedeliste" style:list-style-name="LFO2" style:family="paragraph"/>
    <style:style style:family="graphic" style:name="a15">
      <style:graphic-properties/>
    </style:style>
    <style:style style:family="graphic" style:name="a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graphic" style:name="a8">
      <style:graphic-properties draw:fill="none" draw:stroke="solid" svg:stroke-width="0.00694in" svg:stroke-color="#4472c4" draw:marker-start="a6" draw:marker-end="a7" svg:stroke-opacity="100%" draw:stroke-linejoin="miter" svg:stroke-linecap="butt"/>
    </style:style>
    <style:style style:family="graphic" style:name="a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graphic" style:name="a11">
      <style:graphic-properties draw:fill="none" draw:stroke="solid" svg:stroke-width="0.00694in" svg:stroke-color="#4472c4" draw:marker-start="a9" draw:marker-end="a10" svg:stroke-opacity="100%" draw:stroke-linejoin="miter" svg:stroke-linecap="butt"/>
    </style:style>
    <style:style style:family="graphic" style:name="a12" style:parent-style-name="Graphics">
      <style:graphic-properties fo:wrap-option="no-wrap" fo:padding-top="0.05in" fo:padding-bottom="0.05in" fo:padding-left="0.1in" fo:padding-right="0.1in" draw:textarea-vertical-align="top" draw:textarea-horizontal-align="left" draw:fill="solid" draw:fill-color="#ffffff" draw:opacity="100%" draw:stroke="solid" svg:stroke-width="0.00694in" svg:stroke-color="#ffffff" svg:stroke-opacity="100%" draw:auto-grow-width="false" draw:auto-grow-height="false"/>
      <style:paragraph-properties style:font-independent-line-spacing="true" style:writing-mode="lr-tb"/>
    </style:style>
    <style:style style:family="graphic" style:name="a13" style:parent-style-name="Graphics">
      <style:graphic-properties fo:wrap-option="no-wrap" fo:padding-top="0.05in" fo:padding-bottom="0.05in" fo:padding-left="0.1in" fo:padding-right="0.1in" draw:textarea-vertical-align="top" draw:textarea-horizontal-align="left" draw:fill="solid" draw:fill-color="#ffffff" draw:opacity="100%" draw:stroke="solid" svg:stroke-width="0.00694in" svg:stroke-color="#ffffff" svg:stroke-opacity="100%" draw:auto-grow-width="false" draw:auto-grow-height="false"/>
      <style:paragraph-properties style:font-independent-line-spacing="true" style:writing-mode="lr-tb"/>
    </style:style>
    <style:style style:family="graphic" style:name="a5">
      <style:graphic-properties draw:fill="none" draw:stroke="solid" svg:stroke-width="0.00694in" svg:stroke-color="#4472c4" draw:marker-start="a3" draw:marker-end="a4" svg:stroke-opacity="100%" draw:stroke-linejoin="miter" svg:stroke-linecap="butt"/>
    </style:style>
    <style:style style:family="graphic" style:name="a14" style:parent-style-name="Graphics">
      <style:graphic-properties fo:wrap-option="no-wrap" fo:padding-top="0.05in" fo:padding-bottom="0.05in" fo:padding-left="0.1in" fo:padding-right="0.1in" draw:textarea-vertical-align="top" draw:textarea-horizontal-align="left" draw:fill="solid" draw:fill-color="#ffffff" draw:opacity="100%" draw:stroke="solid" svg:stroke-width="0.00694in" svg:stroke-color="#ffffff" svg:stroke-opacity="100%" draw:auto-grow-width="false" draw:auto-grow-height="false"/>
      <style:paragraph-properties style:font-independent-line-spacing="true" style:writing-mode="lr-tb"/>
    </style:style>
  </office:automatic-styles>
  <office:body>
    <office:text text:use-soft-page-breaks="true">
      <text:p text:style-name="P1">L’objectif de<text:span text:style-name="T2"><text:s/>Comme un jeu</text:span><text:span text:style-name="T3"><text:s/></text:span>est d’enseigner la Mathématique via une<text:s/>FOAD<text:s/>Formation<text:s/>Ouverte et<text:s/>A<text:s/>Distance.</text:p>
      <text:p text:style-name="Normal">Les éléments fondamentaux en relation dans l'<text:span text:style-name="T4">acte d'enseigner<text:s/></text:span>est modélisé par<text:s/>le triangle<text:s/><text:span text:style-name="T5">pédagogique</text:span><text:s/>représentant<text:s/>trois sommets : le Savoir, l'Enseignant et l'Apprenant.<text:s/></text:p>
      <text:p text:style-name="Normal"><draw:g draw:name="Zone de dessin 1" draw:id="id9" draw:style-name="a15" text:anchor-type="as-char"><svg:title/><svg:desc/><draw:custom-shape svg:x="2.43452in" svg:y="0.14878in" svg:width="1.10119in" svg:height="0.59522in" draw:id="id0" draw:style-name="a0" draw:name="Ellipse 2"><svg:title/><svg:desc/><text:p text:style-name="P6">Savoir</text:p><text:p text:style-name="P7"/><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0952in" svg:y="2.07735in" svg:width="1.28584in" svg:height="0.58885in" draw:id="id1" draw:style-name="a1" draw:name="Ellipse 3"><svg:title/><svg:desc/><text:p text:style-name="P8">Apprenant</text:p><text:p text:style-name="P9"/><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6961in" svg:y="2.10095in" svg:width="1.34944in" svg:height="0.54138in" draw:id="id2" draw:style-name="a2" draw:name="Ellipse 4"><svg:title/><svg:desc/><text:p text:style-name="P10">Enseignant</text:p><text:p text:style-name="P11"/><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1.40706in" svg:y1="2.16358in" draw:start-shape="id1" draw:start-glue-point="7" svg:x2="2.59579in" svg:y2="0.65683in" draw:end-shape="id0" draw:end-glue-point="5" draw:id="id3" draw:style-name="a5" draw:name="Connecteur droit avec flèche 5"><svg:title/><svg:desc/></draw:connector><draw:connector draw:type="line" svg:x1="1.59536in" svg:y1="2.37176in" draw:start-shape="id1" draw:start-glue-point="1" svg:x2="4.26961in" svg:y2="2.37164in" draw:end-shape="id2" draw:end-glue-point="3" draw:id="id4" draw:style-name="a8" draw:name="Connecteur droit avec flèche 6"><svg:title/><svg:desc/></draw:connector><draw:connector draw:type="line" svg:x1="4.46723in" svg:y1="2.18023in" draw:start-shape="id2" draw:start-glue-point="4" svg:x2="3.37445in" svg:y2="0.65683in" draw:end-shape="id0" draw:end-glue-point="6" draw:id="id5" draw:style-name="a11" draw:name="Connecteur droit avec flèche 7"><svg:title/><svg:desc/></draw:connector><draw:frame draw:id="id6" draw:style-name="a12" draw:name="Zone de texte 9" svg:x="3.89881in" svg:y="0.98588in" svg:width="1.74167in" svg:height="0.41594in" style:rel-width="scale" style:rel-height="scale"><draw:text-box><text:p text:style-name="Normal">Transposition didactique</text:p><text:p text:style-name="Normal"/></draw:text-box><svg:title/><svg:desc/></draw:frame><draw:frame draw:id="id7" draw:style-name="a13" draw:name="Zone de texte 9" svg:x="1.08376in" svg:y="0.97024in" svg:width="0.875in" svg:height="0.41525in" style:rel-width="scale" style:rel-height="scale"><draw:text-box><text:p text:style-name="P12"><text:span text:style-name="T13">Apprendre</text:span></text:p><text:p text:style-name="P14"><text:span text:style-name="T15"> </text:span></text:p></draw:text-box><svg:title/><svg:desc/></draw:frame><draw:frame draw:id="id8" draw:style-name="a14" draw:name="Zone de texte 9" svg:x="2.71471in" svg:y="2.45306in" svg:width="0.6625in" svg:height="0.41456in" style:rel-width="scale" style:rel-height="scale"><draw:text-box><text:p text:style-name="P16"><text:span text:style-name="T17">Former</text:span></text:p><text:p text:style-name="P18"><text:span text:style-name="T19"> </text:span></text:p></draw:text-box><svg:title/><svg:desc/></draw:frame></draw:g></text:p>
      <text:list text:style-name="LFO2" text:continue-numbering="true">
        <text:list-item>
          <text:p text:style-name="P20">Dans la relation<text:s/><text:span text:style-name="T21">savoir-professeur</text:span>, la transposition didactique est la traduction du<text:s/>savoir savant<text:s/>vers un<text:s/>savoir enseigné.</text:p>
        </text:list-item>
        <text:list-item>
          <text:p text:style-name="P22">Dans la relation<text:s/></text:p>
        </text:list-item>
      </text:list>
      <text:p text:style-name="Normal">Du côté professeur-élève, on retrouve l'éducation et la formation. Le processus « former », celui de la pédagogie et d'une économie de l'éducation.</text:p>
      <text:p text:style-name="Normal">Du côté élève-savoir, on retrouve l'apprentissage, le processus « apprendre ».</text:p>
      <text:p text:style-name="Normal">La méthode pédagogique employée sera plutôt de type constructiviste : l’élève devra construire ses propres savoirs. Le plus important est la construction du savoir et non la reproduction du savoir enseigné.</text:p>
      <text:p text:style-name="Normal"/>
      <text:p text:style-name="Normal">Les élèves ou apprenants peuvent se sentir livrés à eux-mêmes. Ils peuvent même éprouver un sentiment de solitude face au savoir. Ce qui en soi peut poser des problèmes pour la compréhension de certains contenus où la manière de les aborder. Les élèves sont pratiquement dans une position d'autoformation tutorée : les élèves apprennent par eux-mêmes tout en ayant un professeur référant qui se contente de les orienter dans leurs apprentissages.</text:p>
      <text:p text:style-name="Normal"/>
      <text:p text:style-name="Normal">La FOAD se positionne sur l'intégration des Technologies de l'Information et de la Communication, l'adaptation à l'individu et la modularité de la formation.<text:s/></text:p>
      <text:p text:style-name="Normal">Elle se caractérise par un dispositif de formation fondé sur une prise en compte des besoins des apprenants, articulant les contenus de formation à des services variés (tutorat, forum, exercices ou simulations…), libérant des contraintes de lieux et de mom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7" svg:viewBox="0 0 20 30" svg:d="m10 0-10 30h20z"/>
    <draw:marker draw:name="a10" svg:viewBox="0 0 20 30" svg:d="m10 0-10 30h20z"/>
    <draw:marker draw:name="a9" svg:viewBox="0 0 20 30" svg:d="m10 0-10 30h20z"/>
    <draw:marker draw:name="a3" svg:viewBox="0 0 20 30" svg:d="m10 0-10 30h20z"/>
    <draw:marker draw:name="a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t TARIEL</meta:initial-creator>
    <dc:creator>Vincent TARIEL</dc:creator>
    <meta:creation-date>2020-11-06T02:29:00Z</meta:creation-date>
    <dc:date>2020-11-09T23:42:00Z</dc:date>
    <meta:template xlink:href="Normal" xlink:type="simple"/>
    <meta:editing-cycles>1</meta:editing-cycles>
    <meta:editing-duration>PT4980S</meta:editing-duration>
    <meta:document-statistic meta:page-count="1" meta:paragraph-count="3" meta:word-count="265" meta:character-count="1723" meta:row-count="12" meta:non-whitespace-character-count="1461"/>
  </office:meta>
</office:document-meta>
</file>